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odeling Users</text:p>
          </draw:text-box>
        </draw:frame>
        <draw:frame presentation:style-name="pr2" draw:layer="layout" svg:width="24.639cm" svg:height="12.179cm" svg:x="1.4cm" svg:y="4.914cm" presentation:class="subtitle">
          <draw:text-box>
            <text:p>RailsTutorial 2ed</text:p>
            <text:p>Chapter 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olling your own Authentication</text:p>
          </draw:text-box>
        </draw:frame>
        <draw:frame presentation:style-name="pr5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Examples of authentication and authorization systems</text:p>
                <text:list>
                  <text:list-item>
                    <text:p>Clearance</text:p>
                  </text:list-item>
                  <text:list-item>
                    <text:p>Devise</text:p>
                  </text:list-item>
                  <text:list-item>
                    <text:p>Authlogic</text:p>
                  </text:list-item>
                  <text:list-item>
                    <text:p>CanCan</text:p>
                  </text:list-item>
                </text:list>
              </text:list-item>
              <text:list-item>
                <text:p>Why?</text:p>
                <text:list>
                  <text:list-item>
                    <text:p>Customizations </text:p>
                  </text:list-item>
                  <text:list-item>
                    <text:p>More work than needed</text:p>
                  </text:list-item>
                  <text:list-item>
                    <text:p>Black Box(Understanding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a Users Controller</text:p>
          </draw:text-box>
        </draw:frame>
        <draw:frame presentation:style-name="pr5" draw:layer="layout" svg:width="24.639cm" svg:height="12.179cm" svg:x="1.4cm" svg:y="4.914cm" presentation:class="outline">
          <draw:text-box>
            <text:p>rails generate controller users new --no-test-framework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e the Us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p>rails generate model user name:string email:string </text:p>
            <text:p>rake db:migrat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the Annotate Gem</text:p>
          </draw:text-box>
        </draw:frame>
        <draw:frame presentation:style-name="pr5" draw:layer="layout" svg:width="24.639cm" svg:height="12.179cm" svg:x="1.4cm" svg:y="4.914cm" presentation:class="outline">
          <draw:text-box>
            <text:p>group :development do</text:p>
            <text:p><text:s text:c="2"/>gem 'annotate', '2.5.0'</text:p>
            <text:p>end</text:p>
            <text:p/>
            <text:p>Bundle install</text:p>
            <text:p/>
            <text:p>annotat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30T23:40:01</meta:creation-date>
    <dc:date>2013-01-31T00:23:34</dc:date>
    <meta:editing-duration>PT40M40S</meta:editing-duration>
    <meta:editing-cycles>5</meta:editing-cycles>
    <meta:generator>LibreOffice/3.6$MacOSX_x86 LibreOffice_project/58f22d5-270d05a-e2abed1-ea17a85-9b5702</meta:generator>
    <meta:document-statistic meta:object-count="41"/>
  </office:meta>
</office:document-meta>
</file>